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D0000005866777E2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fo:font-family="Caladea" style:font-style-name="Regular" style:font-family-generic="roman" fo:font-size="32pt" fo:font-style="normal" style:text-underline-style="none"/>
    </style:style>
    <style:style style:name="gr1" style:family="graphic">
      <style:graphic-properties fo:border="none" loext:decorative="fals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t_nome_interessado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paragraph" draw:z-index="0" draw:name="Controle 1" draw:style-name="gr1" draw:text-style-name="P1" svg:width="19.315cm" svg:height="1.685cm" svg:x="2.977cm" svg:y="6.322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eige_25_20Gold_25_20Elegant_25_20Minimalist_25_20Certificate_25_20of_25_20Participation" draw:display-name="Beige%20Gold%20Elegant%20Minimalist%20Certificate%20of%20Participation" xlink:href="Pictures/10000000000007D0000005866777E22D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2cm" fo:margin-bottom="2cm" fo:margin-left="2cm" fo:margin-right="2cm" style:writing-mode="lr-tb" draw:fill="bitmap" draw:fill-image-name="Beige_25_20Gold_25_20Elegant_25_20Minimalist_25_20Certificate_25_20of_25_20Participation" draw:fill-image-width="1cm" draw:fill-image-height="1cm" style:repeat="stretch" draw:fill-image-ref-point-x="0%" draw:fill-image-ref-point-y="0%" draw:fill-image-ref-point="center" draw:tile-repeat-offset="0% vertical" style:footnote-max-height="0cm" loext:margin-gutter="0cm">
        <style:background-image xlink:href="Pictures/10000000000007D0000005866777E22D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fill-image-name="Beige_25_20Gold_25_20Elegant_25_20Minimalist_25_20Certificate_25_20of_25_20Participation" draw:fill-image-width="1cm" draw:fill-image-height="1cm" style:repeat="stretch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0:55:30.920100250</meta:creation-date>
    <dc:date>2025-12-03T15:29:15.567146388</dc:date>
    <meta:editing-duration>PT29M57S</meta:editing-duration>
    <meta:editing-cycles>2</meta:editing-cycles>
    <meta:generator>LibreOffice/25.8.3.2$Linux_X86_64 LibreOffice_project/580$Build-2</meta:generator>
    <meta:print-date>2025-12-03T15:02:54.726680201</meta:print-date>
    <meta:printed-by>Arquivos PDF</meta:printed-by>
    <meta:document-statistic meta:table-count="0" meta:image-count="0" meta:object-count="0" meta:page-count="1" meta:paragraph-count="0" meta:word-count="0" meta:character-count="0" meta:non-whitespace-character-count="0"/>
  </office:meta>
</office:document-meta>
</file>